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Table_20_Contents">
      <style:paragraph-properties fo:text-align="justify"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style>
    <style:style style:name="P4" style:family="paragraph" style:parent-style-name="preformatted">
      <style:text-properties fo:font-size="9pt" style:font-size-asian="9pt" style:font-size-complex="9pt"/>
    </style:style>
    <style:style style:name="P5" style:family="paragraph" style:parent-style-name="Text_20_body">
      <style:text-properties fo:color="#ff0000"/>
    </style:style>
    <style:style style:name="P6" style:family="paragraph" style:parent-style-name="Heading_20_1" style:master-page-name="First_20_Page">
      <style:paragraph-properties style:page-number="auto"/>
    </style:style>
    <style:style style:name="P7" style:family="paragraph" style:parent-style-name="Text_20_body" style:list-style-name="L1"/>
    <style:style style:name="P8" style:family="paragraph" style:parent-style-name="Text_20_body" style:list-style-name="L2"/>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ther Features of the Bedework Project</text:h>
      <text:h text:style-name="Heading_20_2" text:outline-level="2">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5">Note: At the moment we have had problems generating timezones from the Olson database. Instead we are using the timezones packaged with ical4j. The instructions below require updating.</text:p>
      <text:h text:style-name="Heading_20_3" text:outline-level="3">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4" text:outline-level="4">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ext:soft-page-break/>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2" text:outline-level="2">Bedework and CalDAV</text:h>
      <text:h text:style-name="Heading_20_3" text:outline-level="3">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3" text:outline-level="3">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text:soft-page-break/>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3" text:outline-level="3">CalDAV clients</text:h>
      <text:p text:style-name="Text_20_body">Currently the following clients support CalDAV to a greater or lesser degree.</text:p>
      <text:list xml:id="list35481162" text:style-name="L1">
        <text:list-item>
          <text:p text:style-name="P7">Evolution (for linux)</text:p>
        </text:list-item>
        <text:list-item>
          <text:p text:style-name="P7">Mozilla lightning and sunbird (all platforms)</text:p>
        </text:list-item>
        <text:list-item>
          <text:p text:style-name="P7">OSAF Chandler (all platforms)</text:p>
        </text:list-item>
      </text:list>
      <text:p text:style-name="Text_20_body">In addition Apple has announced support to be released later this year.</text:p>
      <text:h text:style-name="Heading_20_3" text:outline-level="3">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4" text:outline-level="4">Recurrence features</text:h>
      <text:h text:style-name="Heading_20_5" text:outline-level="5">Recurrence id ranges</text:h>
      <text:p text:style-name="Text_20_body">Recurrence id ranges take the values THISANDFUTURE or THISANDPRIOR. As yet this feature is not supported and CalDAV queries or updates using this feature will have uncertain results.</text:p>
      <text:h text:style-name="Heading_20_2" text:outline-level="2">Bw and CardDAV</text:h>
      <text:p text:style-name="Text_20_body"/>
      <text:h text:style-name="Heading_20_2" text:outline-level="2"><text:soft-page-break/>Other Features</text:h>
      <text:h text:style-name="Heading_20_3" text:outline-level="3">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xml:id="list35494732" text:style-name="L2">
        <text:list-item>
          <text:p text:style-name="P8">context is one of the following in the quickstart but may differ in production:</text:p>
          <text:list>
            <text:list-item>
              <text:p text:style-name="P8">ucal for the authenticated user calendar</text:p>
            </text:list-item>
            <text:list-item>
              <text:p text:style-name="P8">cal for the public unauthenticated calendar</text:p>
            </text:list-item>
            <text:list-item>
              <text:p text:style-name="P8">ucaldav for the authenticated CalDAV server</text:p>
            </text:list-item>
            <text:list-item>
              <text:p text:style-name="P8">caldav for the unauthenticated CalDAV server</text:p>
            </text:list-item>
          </text:list>
        </text:list-item>
        <text:list-item>
          <text:p text:style-name="P8">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2">user</text:p>
          </table:table-cell>
          <table:table-cell table:style-name="Table1.A2" office:value-type="string">
            <text:p text:style-name="P3">A user account e.g. testuser01</text:p>
          </table:table-cell>
          <table:table-cell table:style-name="Table1.C2" office:value-type="string">
            <text:p text:style-name="P3">A user account known to the system</text:p>
          </table:table-cell>
        </table:table-row>
        <table:table-row>
          <table:table-cell table:style-name="Table1.A2" office:value-type="string">
            <text:p text:style-name="P2">cua</text:p>
          </table:table-cell>
          <table:table-cell table:style-name="Table1.A2" office:value-type="string">
            <text:p text:style-name="P3">A calendar user address, e.g. mailto:testuser01@mysite.edu</text:p>
          </table:table-cell>
          <table:table-cell table:style-name="Table1.C2" office:value-type="string">
            <text:p text:style-name="P3">This is the form that is usually found for an attendee.</text:p>
          </table:table-cell>
        </table:table-row>
        <table:table-row>
          <table:table-cell table:style-name="Table1.A2" office:value-type="string">
            <text:p text:style-name="P2">start</text:p>
          </table:table-cell>
          <table:table-cell table:style-name="Table1.A2" office:value-type="string">
            <text:p text:style-name="P3">Start date yyyy-mm-dd</text:p>
          </table:table-cell>
          <table:table-cell table:style-name="Table1.C2" office:value-type="string">
            <text:p text:style-name="P3">Start of the period of interest</text:p>
          </table:table-cell>
        </table:table-row>
        <table:table-row>
          <table:table-cell table:style-name="Table1.A2" office:value-type="string">
            <text:p text:style-name="P2">end</text:p>
          </table:table-cell>
          <table:table-cell table:style-name="Table1.A2" office:value-type="string">
            <text:p text:style-name="P3">End date yyyy-mm-dd</text:p>
          </table:table-cell>
          <table:table-cell table:style-name="Table1.C2" office:value-type="string">
            <text:p text:style-name="P3">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text:soft-page-break/>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support basic and digest only.</text:p>
      <text:p text:style-name="Text_20_body">An example url might be:</text:p>
      <text:p text:style-name="P4">http://myhost.edu/ucaldav/fbsvc?user=test01&amp;start=2007-09-06&amp;end=2007-09-16</text:p>
      <text:h text:style-name="Heading_20_3" text:outline-level="3">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3T15:38:04.25">Jun 23, 2009</text:date> <text:tab/><text:tab/>p.<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11</meta:editing-cycles>
    <meta:editing-duration>PT27H42M59S</meta:editing-duration>
    <dc:title>BedeworkTemplate</dc:title>
    <meta:initial-creator>Arlen Johnson</meta:initial-creator>
    <dc:date>2009-06-23T15:38:04.18</dc:date>
    <dc:creator>Arlen Johnson</dc:creator>
    <meta:document-statistic meta:table-count="1" meta:image-count="0" meta:object-count="0" meta:page-count="5" meta:paragraph-count="81" meta:word-count="1267" meta:character-count="8084"/>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